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ourier 10 Pitch" svg:font-family="'Courier 10 Pitch'" style:font-family-generic="system" style:font-pitch="variable"/>
    <style:font-face style:name="Iosevka" svg:font-family="Iosevka" style:font-family-generic="roman" style:font-pitch="variable"/>
    <style:font-face style:name="Iosevka1" svg:font-family="Iosevk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Iosevka" fo:font-size="7.5pt" fo:language="es" fo:country="ES" fo:font-weight="normal" style:font-name-asian="Courier 10 Pitch" style:font-size-asian="7.5pt" style:font-weight-asian="normal" style:font-name-complex="Iosevka1" style:font-size-complex="7.5pt" style:font-weight-complex="normal"/>
    </style:style>
    <style:style style:name="P2" style:family="paragraph" style:parent-style-name="Standard">
      <style:text-properties fo:color="#0070c0" loext:opacity="100%" style:font-name="Iosevka" fo:font-size="7.5pt" fo:language="es" fo:country="ES" fo:font-weight="bold" style:font-name-asian="Courier 10 Pitch" style:font-size-asian="7.5pt" style:font-weight-asian="bold" style:font-name-complex="Iosevka1" style:font-size-complex="7.5pt" style:font-weight-complex="bold"/>
    </style:style>
    <style:style style:name="T1" style:family="text">
      <style:text-properties fo:color="#ff0000" loext:opacity="100%" style:font-name="Iosevka" fo:font-size="9pt" fo:language="es" fo:country="ES" fo:font-weight="bold" style:font-name-asian="Courier 10 Pitch" style:font-size-asian="9pt" style:font-weight-asian="bold" style:font-name-complex="Iosevka1" style:font-size-complex="9pt" style:font-weight-complex="bold"/>
    </style:style>
    <style:style style:name="T2" style:family="text">
      <style:text-properties fo:color="#000000" loext:opacity="100%" style:font-name="Iosevka" fo:font-size="7.5pt" fo:language="es" fo:country="ES" fo:font-weight="normal" style:font-name-asian="Courier 10 Pitch" style:font-size-asian="7.5pt" style:font-weight-asian="normal" style:font-name-complex="Iosevka1" style:font-size-complex="7.5pt" style:font-weight-complex="normal"/>
    </style:style>
    <style:style style:name="T3" style:family="text">
      <style:text-properties fo:color="#0070c0" loext:opacity="100%" style:font-name="Iosevka" fo:font-size="7.5pt" fo:language="es" fo:country="ES" fo:font-weight="bold" style:font-name-asian="Courier 10 Pitch" style:font-size-asian="7.5pt" style:font-weight-asian="bold" style:font-name-complex="Iosevka1" style:font-size-complex="7.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reo en ti (B</text:span><text:bookmark text:name="_GoBack"/><text:span text:style-name="T1">m)</text:span><text:span text:style-name="T1"/></text:p>
      <text:p text:style-name="Standard"><text:span text:style-name="T1">Julio Melgar y Marcela Gandara</text:span><text:span text:style-name="T1"/></text:p>
      <text:p text:style-name="P1"/>
      <text:p text:style-name="Standard"><text:span text:style-name="T3">INTRO x2</text:span><text:span text:style-name="T3"/></text:p>
      <text:p text:style-name="Standard"><text:span text:style-name="T2">Bm G D F#m</text:span><text:span text:style-name="T2"/></text:p>
      <text:p text:style-name="P1"/>
      <text:p text:style-name="Standard"><text:span text:style-name="T3">VERSO</text:span><text:span text:style-name="T3"/></text:p>
      <text:p text:style-name="Standard"><text:span text:style-name="T2">Bm <text:s text:c="16"/>G</text:span><text:span text:style-name="T2"/></text:p>
      <text:p text:style-name="Standard"><text:span text:style-name="T2">Quiero levantar a Ti mis manos</text:span><text:span text:style-name="T2"/></text:p>
      <text:p text:style-name="Standard"><text:span text:style-name="T2"><text:s text:c="7"/>D <text:s text:c="14"/>F#m</text:span><text:span text:style-name="T2"/></text:p>
      <text:p text:style-name="Standard"><text:span text:style-name="T2">Maravilloso Jesús, milagroso Señor,</text:span><text:span text:style-name="T2"/></text:p>
      <text:p text:style-name="Standard"><text:span text:style-name="T2"><text:s/>Bm <text:s text:c="14"/>G</text:span><text:span text:style-name="T2"/></text:p>
      <text:p text:style-name="Standard"><text:span text:style-name="T2">Llena este lugar de Tu presencia</text:span><text:span text:style-name="T2"/></text:p>
      <text:p text:style-name="Standard"><text:span text:style-name="T2"><text:s text:c="15"/>D</text:span><text:span text:style-name="T2"/></text:p>
      <text:p text:style-name="Standard"><text:span text:style-name="T2">Y haz descender Tu poder</text:span><text:span text:style-name="T2"/></text:p>
      <text:p text:style-name="Standard"><text:span text:style-name="T2"><text:s text:c="13"/>F#m</text:span><text:span text:style-name="T2"/></text:p>
      <text:p text:style-name="Standard"><text:span text:style-name="T2">A los que estamos aquí</text:span><text:span text:style-name="T2"/></text:p>
      <text:p text:style-name="P1"/>
      <text:p text:style-name="Standard"><text:span text:style-name="T3">INTRO x1</text:span><text:span text:style-name="T3"/></text:p>
      <text:p text:style-name="P1"/>
      <text:p text:style-name="Standard"><text:span text:style-name="T3">VERSO</text:span><text:span text:style-name="T3"/></text:p>
      <text:p text:style-name="P2"/>
      <text:p text:style-name="Standard"><text:span text:style-name="T3">PRE-CORO</text:span><text:span text:style-name="T3"/></text:p>
      <text:p text:style-name="Standard"><text:span text:style-name="T2"><text:s text:c="8"/>Bm <text:s text:c="2"/>A G</text:span><text:span text:style-name="T2"/></text:p>
      <text:p text:style-name="Standard"><text:span text:style-name="T2">Creo en Ti, Jesús</text:span><text:span text:style-name="T2"/></text:p>
      <text:p text:style-name="Standard"><text:span text:style-name="T2"><text:s text:c="13"/>Bm <text:s text:c="2"/>A <text:s/>G</text:span><text:span text:style-name="T2"/></text:p>
      <text:p text:style-name="Standard"><text:span text:style-name="T2">Y en lo que harás en <text:s/>mi</text:span><text:span text:style-name="T2"/></text:p>
      <text:p text:style-name="Standard"><text:span text:style-name="T2"><text:s text:c="8"/>Bm <text:s text:c="2"/>A G</text:span><text:span text:style-name="T2"/></text:p>
      <text:p text:style-name="Standard"><text:span text:style-name="T2">Creo en Ti, Jesús</text:span><text:span text:style-name="T2"/></text:p>
      <text:p text:style-name="Standard"><text:span text:style-name="T2"><text:s text:c="13"/>Bm <text:s text:c="2"/>A <text:s/>G</text:span><text:span text:style-name="T2"/></text:p>
      <text:p text:style-name="Standard"><text:span text:style-name="T2">Y en lo que harás en <text:s/>mi</text:span><text:span text:style-name="T2"/></text:p>
      <text:p text:style-name="Standard"><text:soft-page-break/><text:span text:style-name="T2"><text:s text:c="4"/>D <text:s text:c="5"/>A</text:span><text:span text:style-name="T2"/></text:p>
      <text:p text:style-name="Standard"><text:span text:style-name="T2">En mi, en mi</text:span><text:span text:style-name="T2"/></text:p>
      <text:p text:style-name="P1"/>
      <text:p text:style-name="Standard"><text:span text:style-name="T3">CORO x2</text:span><text:span text:style-name="T3"/></text:p>
      <text:p text:style-name="Standard"><text:span text:style-name="T2">Recibe</text:span><text:span text:style-name="T2"/></text:p>
      <text:p text:style-name="Standard"><text:span text:style-name="T2"><text:s/>Bm</text:span><text:span text:style-name="T2"/></text:p>
      <text:p text:style-name="Standard"><text:span text:style-name="T2">Toda la gloria, recibe</text:span><text:span text:style-name="T2"/></text:p>
      <text:p text:style-name="Standard"><text:span text:style-name="T2"><text:s/>G</text:span><text:span text:style-name="T2"/></text:p>
      <text:p text:style-name="Standard"><text:span text:style-name="T2">Toda la honra</text:span><text:span text:style-name="T2"/></text:p>
      <text:p text:style-name="Standard"><text:span text:style-name="T2"><text:s text:c="5"/>D <text:s text:c="11"/>A</text:span><text:span text:style-name="T2"/></text:p>
      <text:p text:style-name="Standard"><text:span text:style-name="T2">Precioso Hijo de Dios</text:span><text:span text:style-name="T2"/></text:p>
      <text:p text:style-name="Standard"><text:span text:style-name="T2">(Hijo de Dios)</text:span><text:span text:style-name="T2"/></text:p>
      <text:p text:style-name="P1"/>
      <text:p text:style-name="Standard"><text:span text:style-name="T3">VERSO x2</text:span><text:span text:style-name="T3"/></text:p>
      <text:p text:style-name="P2"/>
      <text:p text:style-name="Standard"><text:span text:style-name="T3">PRE-CORO</text:span><text:span text:style-name="T3"/></text:p>
      <text:p text:style-name="P2"/>
      <text:p text:style-name="Standard"><text:span text:style-name="T3">CORO x4</text:span><text:span text:style-name="T3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ourier 10 Pitch" svg:font-family="'Courier 10 Pitch'" style:font-family-generic="system" style:font-pitch="variable"/>
    <style:font-face style:name="Iosevka" svg:font-family="Iosevka" style:font-family-generic="roman" style:font-pitch="variable"/>
    <style:font-face style:name="Iosevka1" svg:font-family="Iosevk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es" fo:country="EC" style:letter-kerning="false" style:font-name-asian="Noto Serif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0pt" fo:language="es" fo:country="EC" style:letter-kerning="false" style:font-name-asian="Noto Serif CJK SC" style:font-size-asian="10pt" style:language-asian="zh" style:country-asian="CN" style:font-name-complex="Lohit Devanagari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line-height="0.353cm" fo:text-align="start" style:justify-single-word="false" fo:orphans="2" fo:widows="2" fo:keep-with-next="always"/>
      <style:text-properties fo:color="#ff0000" loext:opacity="100%" style:font-name="Iosevka" fo:font-family="Iosevka" style:font-family-generic="roman" style:font-pitch="variable" fo:font-size="10pt" fo:language="es" fo:country="ES" fo:font-weight="bold" style:letter-kerning="true" style:font-name-asian="Noto Serif CJK SC" style:font-family-asian="'Noto Serif CJK SC'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caption" style:family="paragraph" style:parent-style-name="Standard" style:nex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6.301cm" fo:page-height="11cm" style:num-format="1" style:print-orientation="portrait" fo:margin-top="0.3cm" fo:margin-bottom="0.3cm" fo:margin-left="0.3cm" fo:margin-right="0.3cm" style:writing-mode="lr-tb" style:layout-grid-color="#c0c0c0" style:layout-grid-lines="18" style:layout-grid-base-height="0.5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4T21:44:00</meta:creation-date>
    <meta:initial-creator>Washington Indacochea Delgado</meta:initial-creator>
    <dc:creator>wachin</dc:creator>
    <dc:date>2023-03-30T15:26:41</dc:date>
    <meta:editing-cycles>6</meta:editing-cycles>
    <meta:editing-duration>P0D</meta:editing-duration>
    <meta:generator>LibreOffice/7.4.7.2$Linux_x86 LibreOffice_project/40$Build-2</meta:generator>
    <meta:document-statistic meta:table-count="0" meta:image-count="0" meta:object-count="0" meta:page-count="2" meta:paragraph-count="40" meta:word-count="120" meta:character-count="641" meta:non-whitespace-character-count="400"/>
    <meta:user-defined meta:name="KSOProductBuildVer">3082-11.1.0.8392</meta:user-defined>
  </office:meta>
</office:document-meta>
</file>